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3083in" style:use-optimal-column-width="false"/>
    </style:style>
    <style:style style:name="TableColumn3" style:family="table-column">
      <style:table-column-properties style:column-width="2.3083in" style:use-optimal-column-width="false"/>
    </style:style>
    <style:style style:name="TableColumn4" style:family="table-column">
      <style:table-column-properties style:column-width="2.3083in" style:use-optimal-column-width="false"/>
    </style:style>
    <style:style style:name="Table1" style:family="table" style:master-page-name="MP0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break-before="page"/>
      <style:text-properties fo:color="#000000"/>
    </style:style>
    <style:style style:name="TableCell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color="#000000"/>
    </style:style>
    <style:style style:name="TableCell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fo:color="#000000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fo:color="#000000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  <style:text-properties fo:color="#000000"/>
    </style:style>
    <style:style style:name="TableCell1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fo:color="#000000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fo:color="#000000"/>
    </style:style>
    <style:style style:name="TableCell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fo:color="#000000"/>
    </style:style>
    <style:style style:name="TableCell2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fo:color="#000000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fo:color="#000000"/>
    </style:style>
    <style:style style:name="TableCell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  <style:text-properties fo:color="#000000"/>
    </style:style>
    <style:style style:name="TableCell3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fo:color="#000000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color="#000000"/>
    </style:style>
    <style:style style:name="TableCell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fo:color="#000000"/>
    </style:style>
    <style:style style:name="TableCell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color="#000000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color="#000000"/>
    </style:style>
    <style:style style:name="TableCell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fo:color="#000000"/>
    </style:style>
    <style:style style:name="TableCell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color="#000000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color="#000000"/>
    </style:style>
    <style:style style:name="TableCell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fo:color="#000000"/>
    </style:style>
    <style:style style:name="TableCell5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color="#000000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color="#000000"/>
    </style:style>
    <style:style style:name="TableCell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fo:color="#000000"/>
    </style:style>
    <style:style style:name="TableCell5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color="#000000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color="#000000"/>
    </style:style>
    <style:style style:name="TableCell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fo:color="#000000"/>
    </style:style>
    <style:style style:name="TableCell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color="#000000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color="#000000"/>
    </style:style>
    <style:style style:name="TableCell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fo:color="#000000"/>
    </style:style>
    <style:style style:name="TableCell7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color="#000000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color="#000000"/>
    </style:style>
    <style:style style:name="TableCell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fo:color="#000000"/>
    </style:style>
    <style:style style:name="TableCell8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color="#000000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color="#000000"/>
    </style:style>
    <style:style style:name="TableCell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fo:color="#000000"/>
    </style:style>
    <style:style style:name="TableCell8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color="#000000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color="#000000"/>
    </style:style>
    <style:style style:name="TableCell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  <style:text-properties fo:color="#000000"/>
    </style:style>
    <style:style style:name="TableCell9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color="#000000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color="#000000"/>
    </style:style>
    <style:style style:name="TableCell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fo:color="#000000"/>
    </style:style>
    <style:style style:name="TableCell10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color="#000000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color="#000000"/>
    </style:style>
    <style:style style:name="TableCell1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fo:color="#000000"/>
    </style:style>
    <style:style style:name="TableCell10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fo:color="#000000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color="#000000"/>
    </style:style>
    <style:style style:name="TableCell1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  <style:text-properties fo:color="#000000"/>
    </style:style>
    <style:style style:name="TableCell11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fo:color="#000000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color="#000000"/>
    </style:style>
    <style:style style:name="TableCell1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fo:color="#000000"/>
    </style:style>
    <style:style style:name="TableCell12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fo:color="#000000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fo:color="#000000"/>
    </style:style>
    <style:style style:name="TableCell1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fo:color="#000000"/>
    </style:style>
    <style:style style:name="TableCell1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fo:color="#000000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fo:color="#000000"/>
    </style:style>
    <style:style style:name="TableCell1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fo:color="#000000"/>
    </style:style>
    <style:style style:name="TableCell13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fo:color="#000000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fo:color="#000000"/>
    </style:style>
    <style:style style:name="TableCell1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fo:color="#000000"/>
    </style:style>
    <style:style style:name="TableCell14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fo:color="#000000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fo:color="#000000"/>
    </style:style>
    <style:style style:name="TableCell1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fo:color="#000000"/>
    </style:style>
    <style:style style:name="TableCell15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fo:color="#000000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fo:color="#000000"/>
    </style:style>
    <style:style style:name="TableCell1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fo:color="#000000"/>
    </style:style>
    <style:style style:name="TableCell15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fo:color="#000000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fo:color="#000000"/>
    </style:style>
    <style:style style:name="TableCell1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fo:color="#000000"/>
    </style:style>
    <style:style style:name="TableCell16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fo:color="#000000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fo:color="#000000"/>
    </style:style>
    <style:style style:name="TableCell1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fo:color="#000000"/>
    </style:style>
    <style:style style:name="TableCell17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fo:color="#000000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fo:color="#000000"/>
    </style:style>
    <style:style style:name="TableCell1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fo:color="#000000"/>
    </style:style>
    <style:style style:name="TableCell17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fo:color="#000000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fo:color="#000000"/>
    </style:style>
    <style:style style:name="TableCell1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fo:color="#000000"/>
    </style:style>
    <style:style style:name="TableCell18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fo:color="#000000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fo:color="#000000"/>
    </style:style>
    <style:style style:name="TableCell1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fo:color="#000000"/>
    </style:style>
    <style:style style:name="TableCell19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fo:color="#000000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fo:color="#000000"/>
    </style:style>
    <style:style style:name="TableCell1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fo:color="#000000"/>
    </style:style>
    <style:style style:name="TableCell19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fo:color="#000000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fo:color="#000000"/>
    </style:style>
    <style:style style:name="TableCell2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fo:color="#000000"/>
    </style:style>
    <style:style style:name="TableCell20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fo:color="#000000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fo:color="#000000"/>
    </style:style>
    <style:style style:name="TableCell2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fo:color="#000000"/>
    </style:style>
    <style:style style:name="TableCell21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fo:color="#000000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fo:color="#000000"/>
    </style:style>
    <style:style style:name="TableCell2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/>
      <style:text-properties fo:color="#000000"/>
    </style:style>
    <style:style style:name="TableCell22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fo:color="#000000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fo:color="#000000"/>
    </style:style>
    <style:style style:name="TableCell2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fo:color="#000000"/>
    </style:style>
    <style:style style:name="TableCell22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fo:color="#000000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fo:color="#000000"/>
    </style:style>
    <style:style style:name="TableCell2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fo:color="#000000"/>
    </style:style>
    <style:style style:name="TableCell23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fo:color="#000000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fo:color="#000000"/>
    </style:style>
    <style:style style:name="TableCell2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fo:color="#000000"/>
    </style:style>
    <style:style style:name="TableCell24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fo:color="#000000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fo:color="#000000"/>
    </style:style>
    <style:style style:name="TableCell2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fo:color="#000000"/>
    </style:style>
    <style:style style:name="TableCell24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fo:color="#000000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fo:color="#000000"/>
    </style:style>
    <style:style style:name="TableCell2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/>
      <style:text-properties fo:color="#000000"/>
    </style:style>
    <style:style style:name="TableCell25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fo:color="#000000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fo:color="#000000"/>
    </style:style>
    <style:style style:name="TableCell2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center"/>
      <style:text-properties fo:color="#000000"/>
    </style:style>
    <style:style style:name="TableCell26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fo:color="#000000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fo:color="#000000"/>
    </style:style>
    <style:style style:name="TableCell2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center"/>
      <style:text-properties fo:color="#000000"/>
    </style:style>
    <style:style style:name="TableCell26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fo:color="#000000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fo:color="#000000"/>
    </style:style>
    <style:style style:name="TableCell2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  <style:text-properties fo:color="#000000"/>
    </style:style>
    <style:style style:name="TableCell27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fo:color="#000000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fo:color="#000000"/>
    </style:style>
    <style:style style:name="TableCell2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  <style:text-properties fo:color="#000000"/>
    </style:style>
    <style:style style:name="TableCell28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fo:color="#000000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fo:color="#000000"/>
    </style:style>
    <style:style style:name="TableCell2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center"/>
      <style:text-properties fo:color="#000000"/>
    </style:style>
    <style:style style:name="TableCell29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fo:color="#000000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fo:color="#000000"/>
    </style:style>
    <style:style style:name="TableCell2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  <style:text-properties fo:color="#000000"/>
    </style:style>
    <style:style style:name="TableCell29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fo:color="#000000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fo:color="#000000"/>
    </style:style>
    <style:style style:name="TableCell3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fo:color="#000000"/>
    </style:style>
    <style:style style:name="TableCell30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fo:color="#000000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fo:color="#000000"/>
    </style:style>
    <style:style style:name="TableCell3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fo:color="#000000"/>
    </style:style>
    <style:style style:name="TableCell31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fo:color="#000000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fo:color="#000000"/>
    </style:style>
    <style:style style:name="TableCell3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fo:color="#000000"/>
    </style:style>
    <style:style style:name="TableCell3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fo:color="#000000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text-properties fo:color="#000000"/>
    </style:style>
    <style:style style:name="TableCell3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fo:color="#000000"/>
    </style:style>
    <style:style style:name="TableCell3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26" style:parent-style-name="TableContents" style:family="paragraph">
      <style:text-properties fo:color="#000000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fo:color="#000000"/>
    </style:style>
    <style:style style:name="TableCell3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  <style:text-properties fo:color="#000000"/>
    </style:style>
    <style:style style:name="TableCell3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fo:color="#000000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fo:color="#000000"/>
    </style:style>
    <style:style style:name="TableCell3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center"/>
      <style:text-properties fo:color="#000000"/>
    </style:style>
    <style:style style:name="TableCell33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0" style:parent-style-name="TableContents" style:family="paragraph">
      <style:text-properties fo:color="#000000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fo:color="#000000"/>
    </style:style>
    <style:style style:name="TableCell3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center"/>
      <style:text-properties fo:color="#000000"/>
    </style:style>
    <style:style style:name="TableCell34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fo:color="#0000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Specific Node</text:p>
          </table:table-cell>
          <table:table-cell table:style-name="TableCell8">
            <text:p text:style-name="P9">Visit Method</text:p>
          </table:table-cell>
          <table:table-cell table:style-name="TableCell10">
            <text:p text:style-name="P11"/>
          </table:table-cell>
        </table:table-row>
        <table:table-row table:style-name="TableRow12">
          <table:table-cell table:style-name="TableCell13">
            <text:p text:style-name="P14">Program</text:p>
          </table:table-cell>
          <table:table-cell table:style-name="TableCell15">
            <text:p text:style-name="P16">x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DeclarationList</text:p>
          </table:table-cell>
          <table:table-cell table:style-name="TableCell22">
            <text:p text:style-name="P23">x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VarDeclaration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ConstList</text:p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ConstDeclaration</text:p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ParamDeclaration</text:p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ProcDeclaration</text:p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ProcStatement</text:p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ProcVar</text:p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ProcConst</text:p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ProcParam</text:p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StatementList</text:p>
          </table:table-cell>
          <table:table-cell table:style-name="TableCell92">
            <text:p text:style-name="P93">X</text:p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Assignment</text:p>
          </table:table-cell>
          <table:table-cell table:style-name="TableCell99">
            <text:p text:style-name="P100">X</text:p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If</text:p>
          </table:table-cell>
          <table:table-cell table:style-name="TableCell106">
            <text:p text:style-name="P107">X</text:p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>Then</text:p>
          </table:table-cell>
          <table:table-cell table:style-name="TableCell113">
            <text:p text:style-name="P114">X</text:p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ElseIf</text:p>
          </table:table-cell>
          <table:table-cell table:style-name="TableCell120">
            <text:p text:style-name="P121">X</text:p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Else</text:p>
          </table:table-cell>
          <table:table-cell table:style-name="TableCell127">
            <text:p text:style-name="P128">X</text:p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Loop</text:p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For</text:p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>Do</text:p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>CallStatement</text:p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>
            <text:p text:style-name="P161">CallExpression</text:p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Identifier</text:p>
          </table:table-cell>
          <table:table-cell table:style-name="TableCell169">
            <text:p text:style-name="P170">X</text:p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IntLiteral</text:p>
          </table:table-cell>
          <table:table-cell table:style-name="TableCell176">
            <text:p text:style-name="P177">X</text:p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>StrLiteral</text:p>
          </table:table-cell>
          <table:table-cell table:style-name="TableCell183">
            <text:p text:style-name="P184">X</text:p>
          </table: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p text:style-name="P189">List</text:p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</table:table-row>
        <table:table-row table:style-name="TableRow194">
          <table:table-cell table:style-name="TableCell195">
            <text:p text:style-name="P196">Type</text:p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ListType</text:p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</table:table-row>
        <table:table-row table:style-name="TableRow208">
          <table:table-cell table:style-name="TableCell209">
            <text:p text:style-name="P210">True</text:p>
          </table:table-cell>
          <table:table-cell table:style-name="TableCell211">
            <text:p text:style-name="P212">X</text:p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>False</text:p>
          </table:table-cell>
          <table:table-cell table:style-name="TableCell218">
            <text:p text:style-name="P219">X</text:p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>Neg</text:p>
          </table:table-cell>
          <table:table-cell table:style-name="TableCell225">
            <text:p text:style-name="P226">X</text:p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>Not</text:p>
          </table:table-cell>
          <table:table-cell table:style-name="TableCell232">
            <text:p text:style-name="P233">X</text:p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>And</text:p>
          </table:table-cell>
          <table:table-cell table:style-name="TableCell239">
            <text:p text:style-name="P240">X</text:p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>Or</text:p>
          </table:table-cell>
          <table:table-cell table:style-name="TableCell246">
            <text:p text:style-name="P247">X</text:p>
          </table:table-cell>
          <table:table-cell table:style-name="TableCell248">
            <text:p text:style-name="P249"/>
          </table:table-cell>
        </table:table-row>
        <text:soft-page-break/>
        <table:table-row table:style-name="TableRow250">
          <table:table-cell table:style-name="TableCell251">
            <text:p text:style-name="P252">Xor</text:p>
          </table:table-cell>
          <table:table-cell table:style-name="TableCell253">
            <text:p text:style-name="P254">X</text:p>
          </table:table-cell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>
            <text:p text:style-name="P259">Equal</text:p>
          </table:table-cell>
          <table:table-cell table:style-name="TableCell260">
            <text:p text:style-name="P261">X</text:p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>BoolIneq</text:p>
          </table:table-cell>
          <table:table-cell table:style-name="TableCell267">
            <text:p text:style-name="P268">X</text:p>
          </table:table-cell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>
            <text:p text:style-name="P273">LessEq</text:p>
          </table:table-cell>
          <table:table-cell table:style-name="TableCell274">
            <text:p text:style-name="P275">X</text:p>
          </table:table-cell>
          <table:table-cell table:style-name="TableCell276">
            <text:p text:style-name="P277"/>
          </table:table-cell>
        </table:table-row>
        <table:table-row table:style-name="TableRow278">
          <table:table-cell table:style-name="TableCell279">
            <text:p text:style-name="P280">Less</text:p>
          </table:table-cell>
          <table:table-cell table:style-name="TableCell281">
            <text:p text:style-name="P282">X</text:p>
          </table:table-cell>
          <table:table-cell table:style-name="TableCell283">
            <text:p text:style-name="P284"/>
          </table:table-cell>
        </table:table-row>
        <table:table-row table:style-name="TableRow285">
          <table:table-cell table:style-name="TableCell286">
            <text:p text:style-name="P287">More</text:p>
          </table:table-cell>
          <table:table-cell table:style-name="TableCell288">
            <text:p text:style-name="P289">X</text:p>
          </table:table-cell>
          <table:table-cell table:style-name="TableCell290">
            <text:p text:style-name="P291"/>
          </table:table-cell>
        </table:table-row>
        <table:table-row table:style-name="TableRow292">
          <table:table-cell table:style-name="TableCell293">
            <text:p text:style-name="P294">MoreEq</text:p>
          </table:table-cell>
          <table:table-cell table:style-name="TableCell295">
            <text:p text:style-name="P296">X</text:p>
          </table:table-cell>
          <table:table-cell table:style-name="TableCell297">
            <text:p text:style-name="P298"/>
          </table:table-cell>
        </table:table-row>
        <table:table-row table:style-name="TableRow299">
          <table:table-cell table:style-name="TableCell300">
            <text:p text:style-name="P301">Plus</text:p>
          </table:table-cell>
          <table:table-cell table:style-name="TableCell302">
            <text:p text:style-name="P303">X</text:p>
          </table:table-cell>
          <table:table-cell table:style-name="TableCell304">
            <text:p text:style-name="P305"/>
          </table:table-cell>
        </table:table-row>
        <table:table-row table:style-name="TableRow306">
          <table:table-cell table:style-name="TableCell307">
            <text:p text:style-name="P308">Mul</text:p>
          </table:table-cell>
          <table:table-cell table:style-name="TableCell309">
            <text:p text:style-name="P310">X</text:p>
          </table:table-cell>
          <table:table-cell table:style-name="TableCell311">
            <text:p text:style-name="P312"/>
          </table:table-cell>
        </table:table-row>
        <table:table-row table:style-name="TableRow313">
          <table:table-cell table:style-name="TableCell314">
            <text:p text:style-name="P315">Div</text:p>
          </table:table-cell>
          <table:table-cell table:style-name="TableCell316">
            <text:p text:style-name="P317">X</text:p>
          </table:table-cell>
          <table:table-cell table:style-name="TableCell318">
            <text:p text:style-name="P319"/>
          </table:table-cell>
        </table:table-row>
        <table:table-row table:style-name="TableRow320">
          <table:table-cell table:style-name="TableCell321">
            <text:p text:style-name="P322">Rem</text:p>
          </table:table-cell>
          <table:table-cell table:style-name="TableCell323">
            <text:p text:style-name="P324">X</text:p>
          </table:table-cell>
          <table:table-cell table:style-name="TableCell325">
            <text:p text:style-name="P326"/>
          </table:table-cell>
        </table:table-row>
        <table:table-row table:style-name="TableRow327">
          <table:table-cell table:style-name="TableCell328">
            <text:p text:style-name="P329">Exit</text:p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</table:table-row>
        <table:table-row table:style-name="TableRow334">
          <table:table-cell table:style-name="TableCell335">
            <text:p text:style-name="P336">Return</text:p>
          </table:table-cell>
          <table:table-cell table:style-name="TableCell337">
            <text:p text:style-name="P338">X</text:p>
          </table:table-cell>
          <table:table-cell table:style-name="TableCell339">
            <text:p text:style-name="P340"/>
          </table:table-cell>
        </table:table-row>
        <table:table-row table:style-name="TableRow341">
          <table:table-cell table:style-name="TableCell342">
            <text:p text:style-name="P343">Expression</text:p>
          </table:table-cell>
          <table:table-cell table:style-name="TableCell344">
            <text:p text:style-name="P345">X</text:p>
          </table:table-cell>
          <table:table-cell table:style-name="TableCell346">
            <text:p text:style-name="P34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sé Javier Rodríguez Mota</dc:creator>
    <meta:creation-date>2019-11-12T18:05:00Z</meta:creation-date>
    <dc:date>2019-11-17T04:40:00Z</dc:date>
    <meta:template xlink:href="Normal.dotm" xlink:type="simple"/>
    <meta:editing-cycles>10</meta:editing-cycles>
    <meta:editing-duration>PT21300S</meta:editing-duration>
    <meta:document-statistic meta:page-count="2" meta:paragraph-count="1" meta:word-count="88" meta:character-count="591" meta:row-count="4" meta:non-whitespace-character-count="504"/>
  </office:meta>
</office:document-meta>
</file>